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33in" fo:margin-left="0in" fo:margin-right="-0.0028in" table:align="margins"/>
    </style:style>
    <style:style style:name="Table92.A" style:family="table-column">
      <style:table-column-properties style:column-width="0.2063in" style:rel-column-width="1908*"/>
    </style:style>
    <style:style style:name="Table92.C" style:family="table-column">
      <style:table-column-properties style:column-width="0.2299in" style:rel-column-width="2126*"/>
    </style:style>
    <style:style style:name="Table92.D" style:family="table-column">
      <style:table-column-properties style:column-width="0.1785in" style:rel-column-width="1651*"/>
    </style:style>
    <style:style style:name="Table92.E" style:family="table-column">
      <style:table-column-properties style:column-width="1.4833in" style:rel-column-width="13723*"/>
    </style:style>
    <style:style style:name="Table92.F" style:family="table-column">
      <style:table-column-properties style:column-width="4.7792in" style:rel-column-width="44219*"/>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6in" style:rel-column-width="16345*"/>
    </style:style>
    <style:style style:name="Table99.B" style:family="table-column">
      <style:table-column-properties style:column-width="0.7035in" style:rel-column-width="6511*"/>
    </style:style>
    <style:style style:name="Table99.C" style:family="table-column">
      <style:table-column-properties style:column-width="0.0139in" style:rel-column-width="128*"/>
    </style:style>
    <style:style style:name="Table99.D" style:family="table-column">
      <style:table-column-properties style:column-width="0.4in" style:rel-column-width="3702*"/>
    </style:style>
    <style:style style:name="Table99.E" style:family="table-column">
      <style:table-column-properties style:column-width="4.1972in" style:rel-column-width="38849*"/>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E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1.766in" style:rel-column-width="16345*"/>
    </style:style>
    <style:style style:name="Table95.B" style:family="table-column">
      <style:table-column-properties style:column-width="5.3146in" style:rel-column-width="49190*"/>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1.766in" style:rel-column-width="16345*"/>
    </style:style>
    <style:style style:name="Table96.B" style:family="table-column">
      <style:table-column-properties style:column-width="5.3146in" style:rel-column-width="49190*"/>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text-properties fo:color="#808080" fo:font-size="10pt"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style:font-name="Arial Black" fo:font-size="10pt" style:font-size-asian="10pt" style:font-size-complex="10pt"/>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2" style:family="paragraph" style:parent-style-name="Table_20_Contents">
      <style:text-properties style:use-window-font-color="true"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Code">
      <style:text-properties fo:font-size="12pt" fo:font-weight="bold" style:font-size-asian="12pt" style:font-weight-asian="bold" style:font-size-complex="12pt" style:font-weight-complex="bold"/>
    </style:style>
    <style:style style:name="P35" style:family="paragraph" style:parent-style-name="Code">
      <style:paragraph-properties fo:text-align="justify" style:justify-single-word="false"/>
    </style:style>
    <style:style style:name="P36" style:family="paragraph" style:parent-style-name="Code">
      <style:text-properties style:font-name="Times New Roman" fo:font-size="14pt" style:font-name-asian="SimSun" style:font-size-asian="14pt" style:font-name-complex="Mangal" style:font-size-complex="14pt"/>
    </style:style>
    <style:style style:name="P37" style:family="paragraph" style:parent-style-name="Code">
      <style:text-properties style:text-underline-style="solid" style:text-underline-width="auto" style:text-underline-color="font-color" fo:font-weight="bold" style:font-weight-asian="bold" style:font-weight-complex="bold"/>
    </style:style>
    <style:style style:name="P38" style:family="paragraph" style:parent-style-name="Code">
      <style:text-properties style:text-underline-style="none"/>
    </style:style>
    <style:style style:name="P39" style:family="paragraph" style:parent-style-name="Text_20_body">
      <style:paragraph-properties fo:break-before="page"/>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0602in" style:type="right" style:leader-style="dotted" style:leader-text="."/>
        </style:tab-stops>
      </style:paragraph-properties>
    </style:style>
    <style:style style:name="P44" style:family="paragraph" style:parent-style-name="Contents_20_2">
      <style:paragraph-properties>
        <style:tab-stops>
          <style:tab-stop style:position="6.8839in" style:type="right"/>
        </style:tab-stops>
      </style:paragraph-properties>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fo:font-weight="bold" style:font-weight-asian="bold" style:font-weight-complex="bold"/>
    </style:style>
    <style:style style:name="P47" style:family="paragraph" style:parent-style-name="Index_20_1">
      <style:paragraph-properties>
        <style:tab-stops>
          <style:tab-stop style:position="7.0807in" style:type="right"/>
        </style:tab-stops>
      </style:paragraph-properties>
    </style:style>
    <style:style style:name="P48" style:family="paragraph" style:parent-style-name="Index_20_Separator">
      <style:paragraph-properties>
        <style:tab-stops/>
      </style:paragraph-properties>
    </style:style>
    <style:style style:name="P49" style:family="paragraph" style:parent-style-name="Text_20_body" style:master-page-name="Standard">
      <style:paragraph-properties style:page-numb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1">
      <style:paragraph-properties fo:text-align="justify" style:justify-single-word="false"/>
    </style:style>
    <style:style style:name="P56" style:family="paragraph" style:parent-style-name="Text_20_body" style:list-style-name="L8">
      <style:paragraph-properties fo:text-align="justify" style:justify-single-word="false"/>
    </style:style>
    <style:style style:name="P57" style:family="paragraph" style:parent-style-name="Text_20_body" style:list-style-name="L10">
      <style:paragraph-properties fo:text-align="justify" style:justify-single-word="false"/>
    </style:style>
    <style:style style:name="P58" style:family="paragraph" style:parent-style-name="Text_20_body" style:list-style-name="L11">
      <style:paragraph-properties fo:text-align="justify" style:justify-single-word="false"/>
    </style:style>
    <style:style style:name="P59" style:family="paragraph" style:parent-style-name="Text_20_body" style:list-style-name="L13">
      <style:paragraph-properties fo:text-align="justify" style:justify-single-word="false"/>
    </style:style>
    <style:style style:name="P60" style:family="paragraph" style:parent-style-name="Text_20_body" style:list-style-name="L14">
      <style:paragraph-properties fo:text-align="justify" style:justify-single-word="false"/>
    </style:style>
    <style:style style:name="P61" style:family="paragraph" style:parent-style-name="Text_20_body" style:list-style-name="L15">
      <style:paragraph-properties fo:text-align="justify" style:justify-single-word="false"/>
    </style:style>
    <style:style style:name="P62" style:family="paragraph" style:parent-style-name="Text_20_body" style:list-style-name="L16">
      <style:paragraph-properties fo:text-align="justify" style:justify-single-word="false"/>
    </style:style>
    <style:style style:name="P63" style:family="paragraph" style:parent-style-name="Text_20_body" style:list-style-name="L17">
      <style:paragraph-properties fo:text-align="justify" style:justify-single-word="false"/>
    </style:style>
    <style:style style:name="P64" style:family="paragraph" style:parent-style-name="Text_20_body" style:list-style-name="L18">
      <style:paragraph-properties fo:text-align="justify" style:justify-single-word="false"/>
    </style:style>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9"/>
    <style:style style:name="P70"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8, 2015</text:p>
      <text:p text:style-name="P2">Covering fOOrth version 0.0.3</text:p>
      <text:p text:style-name="P2">Status: Unpublished.</text:p>
      <text:p text:style-name="Text_20_body"/>
      <text:p text:style-name="Text_20_body"/>
      <text:p text:style-name="Text_20_body"/>
      <text:p text:style-name="P3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2">Table of Contents</text:p>
          </text:index-title>
          <text:p text:style-name="P43">The MIT License (MIT).<text:tab/>5</text:p>
          <text:p text:style-name="P43">Introduction<text:tab/>6</text:p>
          <text:p text:style-name="P44">About the name fOOrth<text:tab/>6</text:p>
          <text:p text:style-name="P44">How fOOrth came to be<text:tab/>6</text:p>
          <text:p text:style-name="P44">Goals and Principles<text:tab/>7</text:p>
          <text:p text:style-name="P44">Report Card<text:tab/>8</text:p>
          <text:p text:style-name="P44">Special Note of Thanks<text:tab/>9</text:p>
          <text:p text:style-name="P43">Installation<text:tab/>10</text:p>
          <text:p text:style-name="P44">Ruby<text:tab/>10</text:p>
          <text:p text:style-name="P44">fOOrth<text:tab/>10</text:p>
          <text:p text:style-name="P44">Running fOOrth<text:tab/>11</text:p>
          <text:p text:style-name="P44">Source Archive<text:tab/>11</text:p>
          <text:p text:style-name="P43">First Steps<text:tab/>12</text:p>
          <text:p text:style-name="P43">The Syntax and Style of fOOrth<text:tab/>14</text:p>
          <text:p text:style-name="P44">Syntax<text:tab/>14</text:p>
          <text:p text:style-name="P44">Spaces<text:tab/>14</text:p>
          <text:p text:style-name="P44">Comments<text:tab/>14</text:p>
          <text:p text:style-name="P44">String Literals<text:tab/>14</text:p>
          <text:p text:style-name="P44">Numeric Literals<text:tab/>15</text:p>
          <text:p text:style-name="P43">A fOOrth Calculator<text:tab/>16</text:p>
          <text:p text:style-name="P44">The Basics<text:tab/>16</text:p>
          <text:p text:style-name="P44">Stack Manipulation<text:tab/>17</text:p>
          <text:p text:style-name="P44">Programming<text:tab/>19</text:p>
          <text:p text:style-name="P44">Control Structures<text:tab/>20</text:p>
          <text:p text:style-name="P44">Data Memory<text:tab/>24</text:p>
          <text:p text:style-name="P43">Data Storage in fOOrth<text:tab/>25</text:p>
          <text:p text:style-name="P44">Typing<text:tab/>25</text:p>
          <text:p text:style-name="P44">Declarations<text:tab/>25</text:p>
          <text:p text:style-name="P44">Scoping<text:tab/>25</text:p>
          <text:p text:style-name="P44">Referencing<text:tab/>26</text:p>
          <text:p text:style-name="P44">Mutation<text:tab/>27</text:p>
          <text:p text:style-name="P43">Cloning Data<text:tab/>29</text:p>
          <text:p text:style-name="P44">Deep vs Shallow Copy<text:tab/>29</text:p>
          <text:p text:style-name="P44">Permissive Copying<text:tab/>31</text:p>
          <text:p text:style-name="P43">The Class Tree<text:tab/>32</text:p>
          <text:p text:style-name="P44">A Brief Overview<text:tab/>32</text:p>
          <text:p text:style-name="P43">Method Mapping<text:tab/>34</text:p>
          <text:p text:style-name="P43">Routing<text:tab/>35</text:p>
          <text:p text:style-name="P44">Routing Internals<text:tab/>36</text:p>
          <text:p text:style-name="P43">Handling Exceptions<text:tab/>38</text:p>
          <text:p text:style-name="P44">Handling Errors<text:tab/>38</text:p>
          <text:p text:style-name="P44">fOOrth Native Exception Codes:<text:tab/>38</text:p>
          <text:p text:style-name="P44">Ruby Mapped Exception Codes<text:tab/>39</text:p>
          <text:p text:style-name="P43">Array<text:tab/>40</text:p>
          <text:p text:style-name="P44">Array Literals<text:tab/>40</text:p>
          <text:p text:style-name="P44">Class Methods<text:tab/>41</text:p>
          <text:p text:style-name="P44">Instance Methods<text:tab/>42</text:p>
          <text:p text:style-name="P44">See Also<text:tab/>50</text:p>
          <text:p text:style-name="P43">Class<text:tab/>51</text:p>
          <text:p text:style-name="P44">Instance Methods<text:tab/>51</text:p>
          <text:p text:style-name="P44">Commands<text:tab/>54</text:p>
          <text:p text:style-name="P44">See Also<text:tab/>55</text:p>
          <text:p text:style-name="P43">Complex<text:tab/>56</text:p>
          <text:p text:style-name="P44">Complex Literals<text:tab/>56</text:p>
          <text:p text:style-name="P44">Instance Methods<text:tab/>57</text:p>
          <text:p text:style-name="P44">Instance Stubs<text:tab/>57</text:p>
          <text:p text:style-name="P44">See Also<text:tab/>57</text:p>
          <text:p text:style-name="P43">Exception<text:tab/>58</text:p>
          <text:p text:style-name="P43">FalseClass<text:tab/>59</text:p>
          <text:p text:style-name="P44">Instance Methods<text:tab/>59</text:p>
          <text:p text:style-name="P44">See Also<text:tab/>59</text:p>
          <text:p text:style-name="P43">Float<text:tab/>61</text:p>
          <text:p text:style-name="P44">Float Literals<text:tab/>61</text:p>
          <text:p text:style-name="P44">See Also<text:tab/>61</text:p>
          <text:p text:style-name="P43">Hash<text:tab/>62</text:p>
          <text:p text:style-name="P44">Hash Literals<text:tab/>62</text:p>
          <text:p text:style-name="P44">Instance Methods<text:tab/>62</text:p>
          <text:p text:style-name="P44">See Also<text:tab/>62</text:p>
          <text:p text:style-name="P43">InStream<text:tab/>63</text:p>
          <text:p text:style-name="P44">Class Methods<text:tab/>63</text:p>
          <text:p text:style-name="P44">Instance Methods<text:tab/>63</text:p>
          <text:p text:style-name="P44">Class Stubs<text:tab/>63</text:p>
          <text:p text:style-name="P44">See Also<text:tab/>63</text:p>
          <text:p text:style-name="P43">Integer<text:tab/>64</text:p>
          <text:p text:style-name="P44">Integer Literals<text:tab/>64</text:p>
          <text:p text:style-name="P44">Instance Methods<text:tab/>64</text:p>
          <text:p text:style-name="P44">See Also<text:tab/>65</text:p>
          <text:p text:style-name="P43">MaxNumeric<text:tab/>66</text:p>
          <text:p text:style-name="P44">MaxNumeric Literals<text:tab/>66</text:p>
          <text:p text:style-name="P44">Instance Methods<text:tab/>66</text:p>
          <text:p text:style-name="P43">MinNumeric<text:tab/>67</text:p>
          <text:p text:style-name="P44">Min Numeric Literals<text:tab/>67</text:p>
          <text:p text:style-name="P44">Instance Methods<text:tab/>67</text:p>
          <text:p text:style-name="P43">NilClass<text:tab/>68</text:p>
          <text:p text:style-name="P44"><text:soft-page-break/>Instance Methods<text:tab/>68</text:p>
          <text:p text:style-name="P44">See Also<text:tab/>68</text:p>
          <text:p text:style-name="P43">Numeric<text:tab/>69</text:p>
          <text:p text:style-name="P44">Instance Methods<text:tab/>69</text:p>
          <text:p text:style-name="P44">See Also<text:tab/>71</text:p>
          <text:p text:style-name="P43">Object<text:tab/>72</text:p>
          <text:p text:style-name="P44">Instance Methods<text:tab/>72</text:p>
          <text:p text:style-name="P44">See Also<text:tab/>81</text:p>
          <text:p text:style-name="P43">OutStream<text:tab/>82</text:p>
          <text:p text:style-name="P44">Class Methods<text:tab/>82</text:p>
          <text:p text:style-name="P44">Instance Methods<text:tab/>82</text:p>
          <text:p text:style-name="P44">Class Stubs<text:tab/>82</text:p>
          <text:p text:style-name="P44">See Also<text:tab/>83</text:p>
          <text:p text:style-name="P43">Procedure<text:tab/>84</text:p>
          <text:p text:style-name="P44">Procedure Literals<text:tab/>84</text:p>
          <text:p text:style-name="P44">Instance Methods<text:tab/>84</text:p>
          <text:p text:style-name="P44">See Also<text:tab/>84</text:p>
          <text:p text:style-name="P43">Queue<text:tab/>85</text:p>
          <text:p text:style-name="P44">Instance Methods<text:tab/>85</text:p>
          <text:p text:style-name="P44">See Also<text:tab/>85</text:p>
          <text:p text:style-name="P43">Rational<text:tab/>86</text:p>
          <text:p text:style-name="P44">Rational Literals<text:tab/>86</text:p>
          <text:p text:style-name="P44">Instance Methods<text:tab/>86</text:p>
          <text:p text:style-name="P44">See Also<text:tab/>87</text:p>
          <text:p text:style-name="P43">Stack<text:tab/>88</text:p>
          <text:p text:style-name="P44">Instance Methods<text:tab/>88</text:p>
          <text:p text:style-name="P44">See Also<text:tab/>88</text:p>
          <text:p text:style-name="P43">String<text:tab/>89</text:p>
          <text:p text:style-name="P44">String Literals<text:tab/>89</text:p>
          <text:p text:style-name="P44">Instance Methods<text:tab/>89</text:p>
          <text:p text:style-name="P44">See Also<text:tab/>90</text:p>
          <text:p text:style-name="P43">Thread<text:tab/>91</text:p>
          <text:p text:style-name="P44">Class Methods<text:tab/>91</text:p>
          <text:p text:style-name="P44">Instance Methods<text:tab/>91</text:p>
          <text:p text:style-name="P44">See Also<text:tab/>91</text:p>
          <text:p text:style-name="P43">TrueClass<text:tab/>92</text:p>
          <text:p text:style-name="P44">See Also<text:tab/>92</text:p>
          <text:p text:style-name="P43">VirtualMachine<text:tab/>93</text:p>
          <text:p text:style-name="P44">Instance Methods<text:tab/>93</text:p>
          <text:p text:style-name="P44">Commands<text:tab/>95</text:p>
          <text:p text:style-name="P44">See Also<text:tab/>96</text:p>
          <text:p text:style-name="P43">Appendix A – Symbol Glossary<text:tab/>97</text:p>
          <text:p text:style-name="P43">Appendix B – Regular Expressions<text:tab/>99</text:p>
          <text:p text:style-name="P43">Edit History:<text:tab/>102</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203380177046234226" text:style-name="L1">
        <text:list-item>
          <text:p text:style-name="P50">A Simple, Easy-to-Understand syntax that is none the less, Expressive and Compact:</text:p>
        </text:list-item>
      </text:list>
      <text:list xml:id="list5951753286051714720" text:style-name="L2">
        <text:list-item>
          <text:list>
            <text:list-item>
              <text:p text:style-name="P51">Source code in fOOrth is free-form with no line oriented limitations or rules.</text:p>
            </text:list-item>
            <text:list-item>
              <text:p text:style-name="P51">Support is given to the easy representation of common literal data such as strings, integers, floating point numbers, rational numbers, and complex numbers.</text:p>
            </text:list-item>
          </text:list>
        </text:list-item>
      </text:list>
      <text:list xml:id="list40304320" text:continue-list="list4203380177046234226" text:style-name="L1">
        <text:list-item>
          <text:p text:style-name="P50">Safe Data and Data Structures:</text:p>
        </text:list-item>
      </text:list>
      <text:list xml:id="list6932322036947321450" text:style-name="L3">
        <text:list-item>
          <text:list>
            <text:list-item>
              <text:p text:style-name="P53">Simple, reliable arithmetic. In fOOrth, integer operations never overflow. Rational <text:soft-page-break/>values can be represented exactly, complex numbers are supported, and conversions between numeric types are simple.</text:p>
            </text:list-item>
            <text:list-item>
              <text:p text:style-name="P53">Strings grow as needed without the need to allocate space or worry about overflow.</text:p>
            </text:list-item>
            <text:list-item>
              <text:p text:style-name="P53">Data containers such as arrays and hashes grow as needed. Out of range subscripts cannot access undefined memory regions. </text:p>
            </text:list-item>
          </text:list>
        </text:list-item>
      </text:list>
      <text:list xml:id="list40289337" text:continue-list="list40304320" text:style-name="L1">
        <text:list-item>
          <text:p text:style-name="P50">Message Passing:</text:p>
        </text:list-item>
      </text:list>
      <text:list xml:id="list862052705674740150" text:style-name="L4">
        <text:list-item>
          <text:list>
            <text:list-item>
              <text:p text:style-name="P65">In fOOrth all actions take the form of messages sent to a receiver.</text:p>
            </text:list-item>
            <text:list-item>
              <text:p text:style-name="P65">The routing of messages is specified by the exact type of the message.</text:p>
            </text:list-item>
            <text:list-item>
              <text:p text:style-name="P65">Message receivers include data items on the stack as well as the virtual machine object associated with the current thread of execution.</text:p>
            </text:list-item>
            <text:list-item>
              <text:p text:style-name="P65">Messages for which no routing specification can be found, generate an error at compile time.</text:p>
            </text:list-item>
          </text:list>
        </text:list-item>
      </text:list>
      <text:list xml:id="list40284404" text:continue-list="list40289337" text:style-name="L1">
        <text:list-item>
          <text:p text:style-name="P50">Object Oriented Design:</text:p>
        </text:list-item>
      </text:list>
      <text:list xml:id="list5391377137389611864" text:style-name="L5">
        <text:list-item>
          <text:list>
            <text:list-item>
              <text:p text:style-name="P54">Support class based inheritance, with a non-cyclic (single inheritance) tree derived from a common base Object class.</text:p>
            </text:list-item>
            <text:list-item>
              <text:p text:style-name="P66">Support late binding and polymorphism through message interface compatibility or “duck” typing.</text:p>
            </text:list-item>
          </text:list>
        </text:list-item>
      </text:list>
      <text:list xml:id="list40287807" text:continue-list="list40284404" text:style-name="L1">
        <text:list-item>
          <text:p text:style-name="P50">Meta programming: </text:p>
        </text:list-item>
      </text:list>
      <text:list xml:id="list2855307041960180323" text:style-name="L6">
        <text:list-item>
          <text:list>
            <text:list-item>
              <text:p text:style-name="P67">Support extensible language constructs by making the compiler an accessible part of the system.</text:p>
            </text:list-item>
          </text:list>
        </text:list-item>
      </text:list>
      <text:list xml:id="list40286997" text:continue-list="list40287807" text:style-name="L1">
        <text:list-item>
          <text:p text:style-name="P50">Reliability:</text:p>
        </text:list-item>
      </text:list>
      <text:list xml:id="list5229555923471160459" text:style-name="L7">
        <text:list-item>
          <text:list>
            <text:list-item>
              <text:p text:style-name="P68">Errors should be detected as soon as possible. </text:p>
            </text:list-item>
            <text:list-item>
              <text:p text:style-name="P68">Language constructs should not be designed in a way that causes simple coding errors to spin off into infinite loops. </text:p>
            </text:list-item>
          </text:list>
        </text:list-item>
      </text:list>
      <text:list xml:id="list40286433" text:continue-list="list40286997" text:style-name="L1">
        <text:list-item>
          <text:p text:style-name="P55">Building on the host language:</text:p>
        </text:list-item>
      </text:list>
      <text:list xml:id="list3059868367273778281" text:style-name="L8">
        <text:list-item>
          <text:list>
            <text:list-item>
              <text:p text:style-name="P5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4590688"/>Thanks<text:alphabetical-index-mark-end text:id="IMark14459068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384942352196871251" text:style-name="L9">
        <text:list-item>
          <text:p text:style-name="P69">ruby 1.9.3p484 (2013-11-22) [i386-mingw32]</text:p>
        </text:list-item>
        <text:list-item>
          <text:p text:style-name="P69">ruby 2.1.5p273 (2014-11-13 revision 48405) [i386-mingw32]</text:p>
        </text:list-item>
        <text:list-item>
          <text:p text:style-name="P69">Rubinius – to be tested!</text:p>
        </text:list-item>
        <text:list-item>
          <text:p text:style-name="P6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44590688"/>Rake<text:alphabetical-index-mark-end text:id="IMark144590688"/>:</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4590688"/>Demo.rb<text:alphabetical-index-mark-end text:id="IMark1445906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74714488"/>drop<text:alphabetical-index-mark-end text:id="IMark17471448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74714488"/>dup<text:alphabetical-index-mark-end text:id="IMark17471448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5">&gt;</text:p>
          </table:table-cell>
        </table:table-row>
        <table:table-row table:style-name="Table54.1">
          <table:table-cell table:style-name="Table54.A2" office:value-type="string">
            <text:p text:style-name="P15"><text:alphabetical-index-mark-start text:id="IMark174714488"/>nip<text:alphabetical-index-mark-end text:id="IMark17471448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74714488"/>over<text:alphabetical-index-mark-end text:id="IMark17471448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74714488"/>pick<text:alphabetical-index-mark-end text:id="IMark17471448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74714488"/>swap<text:alphabetical-index-mark-end text:id="IMark17471448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5">&gt;</text:p>
          </table:table-cell>
        </table:table-row>
        <table:table-row table:style-name="Table54.1">
          <table:table-cell table:style-name="Table54.A2" office:value-type="string">
            <text:p text:style-name="P15"><text:alphabetical-index-mark-start text:id="IMark174714488"/>tuck<text:alphabetical-index-mark-end text:id="IMark17471448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481817508497688103" text:style-name="L10">
        <text:list-item>
          <text:p text:style-name="P57">To store return addresses for word calls. In fOOrth this is handled by the Ruby virtual machine.</text:p>
        </text:list-item>
        <text:list-item>
          <text:p text:style-name="P57">To store context for control structures. In fOOrth the context mechanism provides for a far richer and more reliable set of control, compile, and data structures.</text:p>
        </text:list-item>
        <text:list-item>
          <text:p text:style-name="P5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74713192"/>if<text:alphabetical-index-mark-end text:id="IMark17471319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74713192"/>else<text:alphabetical-index-mark-end text:id="IMark174713192"/>” and “<text:alphabetical-index-mark-start text:id="IMark174711896"/>then<text:alphabetical-index-mark-end text:id="IMark17471189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74711896"/>switch<text:alphabetical-index-mark-end text:id="IMark17471189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74711896"/>do<text:alphabetical-index-mark-end text:id="IMark17471189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74711896"/>loop<text:alphabetical-index-mark-end text:id="IMark174711896"/>” commands mark the boundaries of the loop; The “<text:alphabetical-index-mark-start text:id="IMark174713192"/>i<text:alphabetical-index-mark-end text:id="IMark174713192"/>” command is used to retrieve the current loop counter value. For nested loops, the “<text:alphabetical-index-mark-start text:id="IMark174713432"/>j<text:alphabetical-index-mark-end text:id="IMark174713432"/>” command retrieves the value of the outer loops counter value. <text:s/>By default, the “loop” command adds one to the loop value. For more flexible looping, the “<text:alphabetical-index-mark-start text:id="IMark174712712"/>+loop<text:alphabetical-index-mark-end text:id="IMark17471271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74712712"/>-i<text:alphabetical-index-mark-end text:id="IMark174712712"/> and <text:alphabetical-index-mark-start text:id="IMark174713432"/>-j<text:alphabetical-index-mark-end text:id="IMark17471343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74713432"/>begin<text:alphabetical-index-mark-end text:id="IMark174713432"/>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1763766084202286464" text:style-name="L11">
        <text:list-item>
          <text:p text:style-name="P58">begin … <text:alphabetical-index-mark-start text:id="IMark174713192"/>until<text:alphabetical-index-mark-end text:id="IMark174713192"/> – loops until the top of stack is true.</text:p>
        </text:list-item>
        <text:list-item>
          <text:p text:style-name="P58">begin … <text:alphabetical-index-mark-start text:id="IMark174713432"/>again<text:alphabetical-index-mark-end text:id="IMark174713432"/> – loops indefinitely </text:p>
        </text:list-item>
        <text:list-item>
          <text:p text:style-name="P58">begin … <text:alphabetical-index-mark-start text:id="IMark174713192"/>repeat<text:alphabetical-index-mark-end text:id="IMark17471319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74713192"/>Typing<text:alphabetical-index-mark-end text:id="IMark17471319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74713192"/>Duck Typing<text:alphabetical-index-mark-end text:id="IMark17471319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74713192"/>Declarations<text:alphabetical-index-mark-end text:id="IMark17471319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74713192"/>Scoping<text:alphabetical-index-mark-end text:id="IMark174713192"/></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74713192"/><text:span text:style-name="T7">val:</text:span><text:alphabetical-index-mark-end text:id="IMark174713192"/> and <text:alphabetical-index-mark-start text:id="IMark174712712"/><text:span text:style-name="T7">var:</text:span><text:alphabetical-index-mark-end text:id="IMark17471271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74712712"/><text:span text:style-name="T7">.init</text:span><text:alphabetical-index-mark-end text:id="IMark174712712"/> method being the most popular since it is called to initialize a new instance of the object.</text:p>
      <text:p text:style-name="P3">Methods: <text:alphabetical-index-mark-start text:id="IMark174712712"/><text:span text:style-name="T7">val@:</text:span><text:alphabetical-index-mark-end text:id="IMark174712712"/> and <text:alphabetical-index-mark-start text:id="IMark174713192"/><text:span text:style-name="T7">var@:</text:span><text:alphabetical-index-mark-end text:id="IMark174713192"/></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74713192"/><text:span text:style-name="T7">val#:</text:span><text:alphabetical-index-mark-end text:id="IMark174713192"/> and <text:alphabetical-index-mark-start text:id="IMark174712712"/><text:span text:style-name="T7">var#:</text:span><text:alphabetical-index-mark-end text:id="IMark17471271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74712712"/><text:span text:style-name="T7">val$:</text:span><text:alphabetical-index-mark-end text:id="IMark174712712"/> and <text:alphabetical-index-mark-start text:id="IMark174713192"/><text:span text:style-name="T7">var$:</text:span><text:alphabetical-index-mark-end text:id="IMark174713192"/></text:p>
      <text:p text:style-name="P3">Regex for valid local variable names: <text:span text:style-name="T7">/^\$[a-z][a-z0-9_]*$/</text:span></text:p>
      <text:p text:style-name="Text_20_body">Notes:</text:p>
      <text:p text:style-name="Text_20_body"/>
      <text:h text:style-name="Heading_20_2" text:outline-level="2"><text:alphabetical-index-mark-start text:id="IMark174713192"/>Referencing<text:alphabetical-index-mark-end text:id="IMark17471319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74713192"/>Mutation<text:alphabetical-index-mark-end text:id="IMark174713192"/></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7187124234114599551" text:style-name="L12">
        <text:list-item>
          <text:p text:style-name="P70">No Copying</text:p>
        </text:list-item>
        <text:list-item>
          <text:p text:style-name="P70">Shallow Copying</text:p>
        </text:list-item>
        <text:list-item>
          <text:p text:style-name="P70">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4">Object</text:p>
      <text:p text:style-name="P34"><text:tab/>Array</text:p>
      <text:p text:style-name="P34"><text:tab/>Class</text:p>
      <text:p text:style-name="P34"><text:tab/>Exception</text:p>
      <text:p text:style-name="P34"><text:tab/>FalseClass</text:p>
      <text:p text:style-name="P34"><text:tab/>Hash</text:p>
      <text:p text:style-name="P34"><text:tab/>InStream</text:p>
      <text:p text:style-name="P34"><text:tab/>MaxNumeric</text:p>
      <text:p text:style-name="P34"><text:tab/>MinNumeric</text:p>
      <text:p text:style-name="P34"><text:tab/>NilClass</text:p>
      <text:p text:style-name="P34"><text:tab/>Numeric</text:p>
      <text:p text:style-name="P34"><text:tab/><text:tab/>Complex</text:p>
      <text:p text:style-name="P34"><text:tab/><text:tab/>Float</text:p>
      <text:p text:style-name="P34"><text:tab/><text:tab/>Integer</text:p>
      <text:p text:style-name="P34"><text:tab/><text:tab/><text:tab/>Bignum</text:p>
      <text:p text:style-name="P34"><text:tab/><text:tab/><text:tab/>Fixnum</text:p>
      <text:p text:style-name="P34"><text:tab/><text:tab/>Rational</text:p>
      <text:p text:style-name="P34"><text:tab/>OutStream</text:p>
      <text:p text:style-name="P34"><text:tab/>Procedure</text:p>
      <text:p text:style-name="P34"><text:tab/>Queue</text:p>
      <text:p text:style-name="P34"><text:tab/>String</text:p>
      <text:p text:style-name="P34"><text:tab/>Thread</text:p>
      <text:p text:style-name="P34"><text:tab/>TrueClass</text:p>
      <text:p text:style-name="P3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74713192"/>Classes<text:alphabetical-index-mark-end text:id="IMark17471319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74713192"/>Inheritance<text:alphabetical-index-mark-end text:id="IMark17471319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74713192"/>Methods<text:alphabetical-index-mark-end text:id="IMark174713192"/></text:h>
      <text:p text:style-name="P3">All code in fOOrth is contained in methods. A method is a fragment of code that an object uses to respond to a message that has been sent to that object. In fOOrth there are three sorts of methods:</text:p>
      <text:list xml:id="list4506889799618434448" text:style-name="L13">
        <text:list-item>
          <text:p text:style-name="P59">Shared: Methods that are common to all instances of the class that contains them.</text:p>
        </text:list-item>
        <text:list-item>
          <text:p text:style-name="P59">Exclusive: Methods that are defined for one and only one object (and all of its clones that are created <text:span text:style-name="T2">after</text:span> the exclusive method is defined.).</text:p>
        </text:list-item>
        <text:list-item>
          <text:p text:style-name="P59">Local: Methods that are created in a context and are accessible only in that context. When the context concludes, these methods are no longer accessible.</text:p>
        </text:list-item>
      </text:list>
      <text:h text:style-name="Heading_20_3" text:outline-level="3"><text:alphabetical-index-mark-start text:id="IMark174712712"/>Late Binding<text:alphabetical-index-mark-end text:id="IMark174712712"/> and <text:alphabetical-index-mark-start text:id="IMark120365924"/>Polymorphism<text:alphabetical-index-mark-end text:id="IMark1203659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20365924"/>Method Mapping<text:alphabetical-index-mark-end text:id="IMark12036592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75720854372522841" text:style-name="L14">
        <text:list-item>
          <text:p text:style-name="P60">The strings used by fOOrth needed to be converted to Ruby symbols to allow code to be executed in Ruby.</text:p>
        </text:list-item>
        <text:list-item>
          <text:p text:style-name="P60">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0">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74712712"/>SymbolMap<text:alphabetical-index-mark-end text:id="IMark174712712"/> class. This class creates mappings in one of two ways:</text:p>
      <text:list xml:id="list9198123546236804474" text:style-name="L15">
        <text:list-item>
          <text:p text:style-name="P6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74712712"/>Routing<text:alphabetical-index-mark-end text:id="IMark17471271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769514750097790831" text:style-name="L16">
        <text:list-item>
          <text:p text:style-name="P62">The defining word used to create the method.</text:p>
        </text:list-item>
        <text:list-item>
          <text:p text:style-name="P62">The receiver of the defining word used to create the method.</text:p>
        </text:list-item>
        <text:list-item>
          <text:p text:style-name="P62">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74711416"/>:<text:alphabetical-index-mark-end text:id="IMark174711416"/></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74711416"/>.:<text:alphabetical-index-mark-end text:id="IMark174711416"/></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74711416"/>.::<text:alphabetical-index-mark-end text:id="IMark174711416"/></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87714748"/>do_map_name<text:alphabetical-index-mark-end text:id="IMark8771474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0">Code</text:p>
            </table:table-cell>
            <table:covered-table-cell/>
            <table:covered-table-cell/>
            <table:table-cell table:style-name="Table55.D1" office:value-type="string">
              <text:p text:style-name="P29">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5">Generic fOOrth Native Exception Code for All Errors.</text:p>
          </table:table-cell>
        </table:table-row>
        <table:table-row table:style-name="Table55.1">
          <table:table-cell table:style-name="Table55.A2" office:value-type="string">
            <text:p text:style-name="P24"/>
          </table:table-cell>
          <table:table-cell table:style-name="Table55.A2" office:value-type="string">
            <text:p text:style-name="P24"/>
          </table:table-cell>
          <table:table-cell table:style-name="Table55.A2" office:value-type="string">
            <text:p text:style-name="P24"/>
          </table:table-cell>
          <table:table-cell table:style-name="Table55.D2" office:value-type="string">
            <text:p text:style-name="P25"/>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5">Compile Time Errors.</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0</text:p>
          </table:table-cell>
          <table:table-cell table:style-name="Table55.D2" office:value-type="string">
            <text:p text:style-name="P26">Syntax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1</text:p>
          </table:table-cell>
          <table:table-cell table:style-name="Table55.D2" office:value-type="string">
            <text:p text:style-name="P26">Specification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2</text:p>
          </table:table-cell>
          <table:table-cell table:style-name="Table55.D2" office:value-type="string">
            <text:p text:style-name="P26">Control Structure Nesting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1" office:value-type="string">
            <text:p text:style-name="P31">3</text:p>
          </table:table-cell>
          <table:table-cell table:style-name="Table55.D2" office:value-type="string">
            <text:p text:style-name="P32">Invalid Operation for Target.</text:p>
          </table:table-cell>
        </table:table-row>
        <table:table-row table:style-name="Table55.1">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D2" office:value-type="string">
            <text:p text:style-name="P3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5">Message Passing Errors</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0</text:p>
          </table:table-cell>
          <table:table-cell table:style-name="Table55.D2" office:value-type="string">
            <text:p text:style-name="P26">Message Not Understood by the Receiver.</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1</text:p>
          </table:table-cell>
          <table:table-cell table:style-name="Table55.D2" office:value-type="string">
            <text:p text:style-name="P26">Control Structure is Not Supported by the Receive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5">Data Underflow Errors</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0</text:p>
          </table:table-cell>
          <table:table-cell table:style-name="Table55.D2" office:value-type="string">
            <text:p text:style-name="P26">Virtual Machine Data Stack Underflow</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1</text:p>
          </table:table-cell>
          <table:table-cell table:style-name="Table55.D2" office:value-type="string">
            <text:p text:style-name="P26">Stack/Queue Underflow</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8">F</text:p>
          </table:table-cell>
          <table:table-cell table:style-name="Table55.A2" office:value-type="string">
            <text:p text:style-name="P28">4</text:p>
          </table:table-cell>
          <table:table-cell table:style-name="Table55.A2" office:value-type="string">
            <text:p text:style-name="P28">0</text:p>
          </table:table-cell>
          <table:table-cell table:style-name="Table55.D2" office:value-type="string">
            <text:p text:style-name="P26">Data Conversion Erro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5">I/O Errors</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0</text:p>
          </table:table-cell>
          <table:table-cell table:style-name="Table55.D2" office:value-type="string">
            <text:p text:style-name="P26">Error Opening a File for Reading</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1</text:p>
          </table:table-cell>
          <table:table-cell table:style-name="Table55.D2" office:value-type="string">
            <text:p text:style-name="P26">Error Opening a File for Writing</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5">Thread Errors</text:p>
          </table:table-cell>
        </table:table-row>
        <table:table-row table:style-name="Table55.1">
          <table:table-cell table:style-name="Table55.A2" office:value-type="string">
            <text:p text:style-name="P28">F</text:p>
          </table:table-cell>
          <table:table-cell table:style-name="Table55.A2" office:value-type="string">
            <text:p text:style-name="P28">6</text:p>
          </table:table-cell>
          <table:table-cell table:style-name="Table55.A2" office:value-type="string">
            <text:p text:style-name="P28">0</text:p>
          </table:table-cell>
          <table:table-cell table:style-name="Table55.D2" office:value-type="string">
            <text:p text:style-name="P26">Duplicate Virtual Machines</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ext:soft-page-break/>
        <table:table-row table:style-name="Table55.1">
          <table:table-cell table:style-name="Table55.A2" office:value-type="string">
            <text:p text:style-name="P31">F</text:p>
          </table:table-cell>
          <table:table-cell table:style-name="Table55.A2" office:value-type="string">
            <text:p text:style-name="P31">9</text:p>
          </table:table-cell>
          <table:table-cell table:style-name="Table55.A2" office:value-type="string">
            <text:p text:style-name="P31">0</text:p>
          </table:table-cell>
          <table:table-cell table:style-name="Table55.D2" office:value-type="string">
            <text:p text:style-name="P32">Internal Compiler Data Structure Error</text:p>
          </table:table-cell>
        </table:table-row>
      </table:table>
      <text:p text:style-name="Text_20_body"/>
      <text:h text:style-name="Heading_20_2" text:outline-level="2">Ruby Mapped Exception Codes</text:h>
      <text:p text:style-name="Text_20_body"/>
      <text:p text:style-name="Text_20_body"/>
      <table:table table:name="Table92" table:style-name="Table92">
        <table:table-column table:style-name="Table92.A" table:number-columns-repeated="2"/>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0">Code</text:p>
            </table:table-cell>
            <table:covered-table-cell/>
            <table:covered-table-cell/>
            <table:table-cell table:style-name="Table92.A1" office:value-type="string">
              <text:p text:style-name="P30"/>
            </table:table-cell>
            <table:table-cell table:style-name="Table92.A1" office:value-type="string">
              <text:p text:style-name="P30">Subcode</text:p>
            </table:table-cell>
            <table:table-cell table:style-name="Table92.F1" office:value-type="string">
              <text:p text:style-name="P29">Description</text:p>
            </table:table-cell>
          </table:table-row>
        </table:table-header-rows>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Generic Ruby Mapped Exception Code for All Errors.</text:p>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
      <text:h text:style-name="Heading_20_1" text:outline-level="1"><text:alphabetical-index-mark-start text:id="IMark120621900"/>Array<text:alphabetical-index-mark-end text:id="IMark12062190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3871187943864447704" text:style-name="L17">
        <text:list-item>
          <text:p text:style-name="P63">The first two examples both create “empty” arrays with zero data elements. </text:p>
        </text:list-item>
        <text:list-item>
          <text:p text:style-name="P63">Array data do NOT need to be the same “type” of data. Mixing is allowed. </text:p>
        </text:list-item>
        <text:list-item>
          <text:p text:style-name="P63">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1136393237559277110" text:style-name="L18">
        <text:list-item>
          <text:p text:style-name="P64"><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74711080"/>.new<text:alphabetical-index-mark-end text:id="IMark17471108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87587476"/>.new{<text:alphabetical-index-mark-end text:id="IMark87587476"/>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87587476"/>x<text:alphabetical-index-mark-end text:id="IMark87587476"/>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87587476"/>}<text:alphabetical-index-mark-end text:id="IMark87587476"/>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87587476"/>.new_size<text:alphabetical-index-mark-end text:id="IMark87587476"/>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87587476"/>.new_value<text:alphabetical-index-mark-end text:id="IMark87587476"/>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87587476"/>.new_values<text:alphabetical-index-mark-end text:id="IMark87587476"/>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87587476"/>!<text:alphabetical-index-mark-end text:id="IMark87587476"/>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87587476"/>+<text:alphabetical-index-mark-end text:id="IMark87587476"/>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87587476"/>.+left<text:alphabetical-index-mark-end text:id="IMark87587476"/>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87587476"/>.+mid<text:alphabetical-index-mark-end text:id="IMark87587476"/>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87587476"/>.+midlr<text:alphabetical-index-mark-end text:id="IMark87587476"/>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87587476"/>.+right<text:alphabetical-index-mark-end text:id="IMark87587476"/>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87587476"/>.-left<text:alphabetical-index-mark-end text:id="IMark87587476"/>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87587476"/>.-mid<text:alphabetical-index-mark-end text:id="IMark87587476"/>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87587476"/>.-midlr<text:alphabetical-index-mark-end text:id="IMark87587476"/>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87587476"/>.-right<text:alphabetical-index-mark-end text:id="IMark87587476"/>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87587476"/>.[]!<text:alphabetical-index-mark-end text:id="IMark87587476"/>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87587476"/>.[]@<text:alphabetical-index-mark-end text:id="IMark87587476"/>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87587476"/>.left<text:alphabetical-index-mark-end text:id="IMark8758747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87587476"/>.length<text:alphabetical-index-mark-end text:id="IMark8758747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87587476"/>.max<text:alphabetical-index-mark-end text:id="IMark8758747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87587476"/>.mid<text:alphabetical-index-mark-end text:id="IMark8758747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87587476"/>.midlr<text:alphabetical-index-mark-end text:id="IMark87587476"/>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87587476"/>.min<text:alphabetical-index-mark-end text:id="IMark87587476"/>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87587476"/>.pp<text:alphabetical-index-mark-end text:id="IMark87587476"/>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87587476"/>.reverse<text:alphabetical-index-mark-end text:id="IMark87587476"/>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87587476"/>.right<text:alphabetical-index-mark-end text:id="IMark87587476"/>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87587476"/>.shuffle<text:alphabetical-index-mark-end text:id="IMark87587476"/>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87587476"/>.sort<text:alphabetical-index-mark-end text:id="IMark87587476"/>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87587476"/>.strmax<text:alphabetical-index-mark-end text:id="IMark87587476"/>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87587476"/>&lt;&lt;<text:alphabetical-index-mark-end text:id="IMark87587476"/>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87587476"/>@<text:alphabetical-index-mark-end text:id="IMark87587476"/>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20621900"/>Class<text:alphabetical-index-mark-end text:id="IMark120621900"/></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an instance of itself!<text:note text:id="ftn34" text:note-class="footnote"><text:note-citation>34</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table:number-columns-spanned="5" office:value-type="string">
            <text:h text:style-name="Heading_20_3" text:outline-level="3">[a_class] <text:alphabetical-index-mark-start text:id="IMark87587476"/>.:<text:alphabetical-index-mark-end text:id="IMark87587476"/>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covered-table-cell/>
          <table:covered-table-cell/>
        </table:table-row>
        <table:table-row table:style-name="Table99.1">
          <table:table-cell table:style-name="Table99.A2" table:number-columns-spanned="4" office:value-type="string">
            <text:p text:style-name="P13">Code</text:p>
          </table:table-cell>
          <table:covered-table-cell/>
          <table:covered-table-cell/>
          <table:covered-table-cell/>
          <table:table-cell table:style-name="Table99.E2" office:value-type="string">
            <text:p text:style-name="P13">Result</text:p>
          </table:table-cell>
        </table:table-row>
        <table:table-row table:style-name="Table99.1">
          <table:table-cell table:style-name="Table99.A2" table:number-columns-spanned="4" office:value-type="string">
            <text:p text:style-name="Snippet">Object .: .one 1 ;</text:p>
          </table:table-cell>
          <table:covered-table-cell/>
          <table:covered-table-cell/>
          <table:covered-table-cell/>
          <table:table-cell table:style-name="Table99.E2" office:value-type="string">
            <text:p text:style-name="P15">(Creates a public method .one)</text:p>
          </table:table-cell>
        </table:table-row>
        <table:table-row table:style-name="Table99.1">
          <table:table-cell table:style-name="Table99.A2" table:number-columns-spanned="4" office:value-type="string">
            <text:p text:style-name="Snippet">Object .: ~two 2 ;</text:p>
          </table:table-cell>
          <table:covered-table-cell/>
          <table:covered-table-cell/>
          <table:covered-table-cell/>
          <table:table-cell table:style-name="Table99.E2" office:value-type="string">
            <text:p text:style-name="P15">(Creates a private method ~two)</text:p>
          </table:table-cell>
        </table:table-row>
        <table:table-row table:style-name="Table99.1">
          <table:table-cell table:style-name="Table99.A2" table:number-columns-spanned="4" office:value-type="string">
            <text:p text:style-name="Snippet">MyClass .: + (omitted) ;</text:p>
          </table:table-cell>
          <table:covered-table-cell/>
          <table:covered-table-cell/>
          <table:covered-table-cell/>
          <table:table-cell table:style-name="Table99.E2" office:value-type="string">
            <text:p text:style-name="P15">(Creates a dyadic (NOS) method +)</text:p>
          </table:table-cell>
        </table:table-row>
        <table:table-row table:style-name="Table99.1">
          <table:table-cell table:style-name="Table99.A2" table:number-columns-spanned="4" office:value-type="string">
            <text:p text:style-name="Snippet">Object .: BAD <text:s/>;</text:p>
          </table:table-cell>
          <table:covered-table-cell/>
          <table:covered-table-cell/>
          <table:covered-table-cell/>
          <table:table-cell table:style-name="Table99.E2" office:value-type="string">
            <text:p text:style-name="P17">F10: Invalid name for a method: BAD</text:p>
          </table:table-cell>
        </table:table-row>
        <table:table-row table:style-name="Table99.1">
          <table:table-cell table:style-name="Table99.A2" table:number-columns-spanned="4" office:value-type="string">
            <text:p text:style-name="Snippet">String .: twaddle<text:span text:style-name="T13">" (stuff) ;</text:span></text:p>
          </table:table-cell>
          <table:covered-table-cell/>
          <table:covered-table-cell/>
          <table:covered-table-cell/>
          <table:table-cell table:style-name="Table99.E2" office:value-type="string">
            <text:p text:style-name="P17">(Creates a method with an embedded string.</text:p>
          </table:table-cell>
        </table:table-row>
        <table:table-row table:style-name="Table99.1">
          <table:table-cell table:style-name="Table99.A2" table:number-columns-spanned="4" office:value-type="string">
            <text:p text:style-name="Snippet">Object .: twiddle<text:span text:style-name="T13">" (stuff) ;</text:span></text:p>
          </table:table-cell>
          <table:covered-table-cell/>
          <table:covered-table-cell/>
          <table:covered-table-cell/>
          <table:table-cell table:style-name="Table99.E2" office:value-type="string">
            <text:p text:style-name="P17">F13: Creating a string method twiddle" on a Object</text:p>
          </table:table-cell>
        </table:table-row>
        <table:table-row table:style-name="Table99.1">
          <table:table-cell table:style-name="Table99.A9" table:number-columns-spanned="5" office:value-type="string">
            <text:h text:style-name="Heading_20_4" text:outline-level="4">Local Methods: </text:h>
          </table:table-cell>
          <table:covered-table-cell/>
          <table:covered-table-cell/>
          <table:covered-table-cell/>
          <table:covered-table-cell/>
        </table:table-row>
        <text:soft-page-break/>
        <table:table-row table:style-name="Table99.1">
          <table:table-cell table:style-name="Table99.E2" table:number-columns-spanned="5" office:value-type="string">
            <text:h text:style-name="Heading_20_4" text:outline-level="4">[undefined] <text:alphabetical-index-mark-start text:id="IMark87587476"/>super<text:alphabetical-index-mark-end text:id="IMark8758747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E2" table:number-columns-spanned="3" office:value-type="string">
            <text:p text:style-name="P13">Result</text:p>
          </table:table-cell>
          <table:covered-table-cell/>
          <table:covered-table-cell/>
        </table:table-row>
        <table:table-row table:style-name="Table99.1">
          <table:table-cell table:style-name="Table99.A2" table:number-columns-spanned="2" office:value-type="string">
            <text:p text:style-name="Snippet"/>
          </table:table-cell>
          <table:covered-table-cell/>
          <table:table-cell table:style-name="Table99.E2" table:number-columns-spanned="3" office:value-type="string">
            <text:p text:style-name="P15"/>
          </table:table-cell>
          <table:covered-table-cell/>
          <table:covered-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E2" table:number-columns-spanned="3" office:value-type="string">
            <text:p text:style-name="P23">F20: A TestClass instance does not understand .broken (:_309).</text:p>
          </table:table-cell>
          <table:covered-table-cell/>
          <table:covered-table-cell/>
        </table:table-row>
        <table:table-row table:style-name="Table99.1">
          <table:table-cell table:style-name="Table99.E2" table:number-columns-spanned="5" office:value-type="string">
            <text:h text:style-name="Heading_20_4" text:outline-level="4">[value] <text:alphabetical-index-mark-start text:id="IMark87587476"/>val:<text:alphabetical-index-mark-end text:id="IMark8758747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covered-table-cell/>
          <table:covered-table-cell/>
        </table:table-row>
        <table:table-row table:style-name="Table99.1">
          <table:table-cell table:style-name="Table99.A2" table:number-columns-spanned="3" office:value-type="string">
            <text:p text:style-name="P13">Code</text:p>
          </table:table-cell>
          <table:covered-table-cell/>
          <table:covered-table-cell/>
          <table:table-cell table:style-name="Table99.E2" table:number-columns-spanned="2" office:value-type="string">
            <text:p text:style-name="P13">Result</text:p>
          </table:table-cell>
          <table:covered-table-cell/>
        </table:table-row>
        <table:table-row table:style-name="Table99.1">
          <table:table-cell table:style-name="Table99.A2" table:number-columns-spanned="3" office:value-type="string">
            <text:p text:style-name="Snippet">10 val: limit</text:p>
          </table:table-cell>
          <table:covered-table-cell/>
          <table:covered-table-cell/>
          <table:table-cell table:style-name="Table99.E2" table:number-columns-spanned="2" office:value-type="string">
            <text:p text:style-name="P15">(Creates a value named limit set to 10)</text:p>
          </table:table-cell>
          <table:covered-table-cell/>
        </table:table-row>
        <table:table-row table:style-name="Table99.1">
          <table:table-cell table:style-name="Table99.E2" table:number-columns-spanned="5" office:value-type="string">
            <text:h text:style-name="Heading_20_4" text:outline-level="4">[value] <text:alphabetical-index-mark-start text:id="IMark87587476"/>var:<text:alphabetical-index-mark-end text:id="IMark8758747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covered-table-cell/>
          <table:covered-table-cell/>
        </table:table-row>
        <table:table-row table:style-name="Table99.1">
          <table:table-cell table:style-name="Table99.A2" table:number-columns-spanned="3" office:value-type="string">
            <text:p text:style-name="P13">Code</text:p>
          </table:table-cell>
          <table:covered-table-cell/>
          <table:covered-table-cell/>
          <table:table-cell table:style-name="Table99.E2" table:number-columns-spanned="2" office:value-type="string">
            <text:p text:style-name="P13">Result</text:p>
          </table:table-cell>
          <table:covered-table-cell/>
        </table:table-row>
        <table:table-row table:style-name="Table99.1">
          <table:table-cell table:style-name="Table99.A2" table:number-columns-spanned="3" office:value-type="string">
            <text:p text:style-name="Snippet">10 var: limit</text:p>
          </table:table-cell>
          <table:covered-table-cell/>
          <table:covered-table-cell/>
          <table:table-cell table:style-name="Table99.E2" table:number-columns-spanned="2" office:value-type="string">
            <text:p text:style-name="P15">(Creates a variable named limit set to 10)</text:p>
          </table:table-cell>
          <table:covered-table-cell/>
        </table:table-row>
        <table:table-row table:style-name="Table99.1">
          <table:table-cell table:style-name="Table99.E2" table:number-columns-spanned="5" office:value-type="string">
            <text:h text:style-name="Heading_20_4" text:outline-level="4">[value] <text:alphabetical-index-mark-start text:id="IMark87587476"/>val@:<text:alphabetical-index-mark-end text:id="IMark8758747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covered-table-cell/>
          <table:covered-table-cell/>
        </table:table-row>
        <table:table-row table:style-name="Table99.1">
          <table:table-cell table:style-name="Table99.A2" office:value-type="string">
            <text:p text:style-name="P13">Code</text:p>
          </table:table-cell>
          <table:table-cell table:style-name="Table99.E2" table:number-columns-spanned="4" office:value-type="string">
            <text:p text:style-name="P13">Result</text:p>
          </table:table-cell>
          <table:covered-table-cell/>
          <table:covered-table-cell/>
          <table:covered-table-cell/>
        </table:table-row>
        <table:table-row table:style-name="Table99.1">
          <table:table-cell table:style-name="Table99.A2" office:value-type="string">
            <text:p text:style-name="Snippet">10 val@: @limit</text:p>
          </table:table-cell>
          <table:table-cell table:style-name="Table99.E2" table:number-columns-spanned="4" office:value-type="string">
            <text:p text:style-name="P15">(Creates an instance value named @limit set to 10)</text:p>
          </table:table-cell>
          <table:covered-table-cell/>
          <table:covered-table-cell/>
          <table:covered-table-cell/>
        </table:table-row>
        <text:soft-page-break/>
        <table:table-row table:style-name="Table99.1">
          <table:table-cell table:style-name="Table99.E2" table:number-columns-spanned="5" office:value-type="string">
            <text:h text:style-name="Heading_20_4" text:outline-level="4">[value] <text:alphabetical-index-mark-start text:id="IMark87587476"/>var@:<text:alphabetical-index-mark-end text:id="IMark8758747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covered-table-cell/>
          <table:covered-table-cell/>
        </table:table-row>
        <table:table-row table:style-name="Table99.1">
          <table:table-cell table:style-name="Table99.A2" office:value-type="string">
            <text:p text:style-name="P13">Code</text:p>
          </table:table-cell>
          <table:table-cell table:style-name="Table99.E2" table:number-columns-spanned="4" office:value-type="string">
            <text:p text:style-name="P13">Result</text:p>
          </table:table-cell>
          <table:covered-table-cell/>
          <table:covered-table-cell/>
          <table:covered-table-cell/>
        </table:table-row>
        <table:table-row table:style-name="Table99.1">
          <table:table-cell table:style-name="Table99.A2" office:value-type="string">
            <text:p text:style-name="Snippet">10 var@: @limit</text:p>
          </table:table-cell>
          <table:table-cell table:style-name="Table99.E2" table:number-columns-spanned="4" office:value-type="string">
            <text:p text:style-name="P15">(Creates an instance variable named @limit initially set to 10)</text:p>
          </table:table-cell>
          <table:covered-table-cell/>
          <table:covered-table-cell/>
          <table:covered-table-cell/>
        </table:table-row>
        <table:table-row table:style-name="Table99.1">
          <table:table-cell table:style-name="Table99.E2" table:number-columns-spanned="5" office:value-type="string">
            <text:h text:style-name="Heading_20_4" text:outline-level="4">[] ... <text:alphabetical-index-mark-start text:id="IMark87587476"/>;<text:alphabetical-index-mark-end text:id="IMark87587476"/> []</text:h>
            <text:p text:style-name="Text_20_body">Routing:<text:span text:style-name="T12"> Compiler Context.</text:span></text:p>
            <text:p text:style-name="P3">Close off the method definition.</text:p>
          </table:table-cell>
          <table:covered-table-cell/>
          <table:covered-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87587476"/>.is_class?<text:alphabetical-index-mark-end text:id="IMark87587476"/> [a_boolean]</text:h>
            <text:p text:style-name="Text_20_body">Routing: TOS</text:p>
            <text:p text:style-name="P3">description</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
          </table:table-cell>
          <table:table-cell table:style-name="Table93.B2" office:value-type="string">
            <text:p text:style-name="P15"/>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87587476"/>.new<text:alphabetical-index-mark-end text:id="IMark87587476"/> [_a_class_instance]</text:h>
            <text:p text:style-name="Text_20_body">Routing: TOS</text:p>
            <text:p text:style-name="P3">descrip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
          </table:table-cell>
          <table:table-cell table:style-name="Table94.B2" office:value-type="string">
            <text:p text:style-name="P15"/>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87587476"/>.parent_class<text:alphabetical-index-mark-end text:id="IMark87587476"/> [a_class or nil]</text:h>
            <text:p text:style-name="Text_20_body">Routing: TOS</text:p>
            <text:p text:style-name="P3">description</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
          </table:table-cell>
          <table:table-cell table:style-name="Table95.B2" office:value-type="string">
            <text:p text:style-name="P15"/>
          </table:table-cell>
        </table:table-row>
      </table:table>
      <text:p text:style-name="Text_20_body"/>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 text:outline-level="3">[a_class] <text:alphabetical-index-mark-start text:id="IMark87587476"/>.subclass<text:alphabetical-index-mark-end text:id="IMark87587476"/> subclass_name []</text:h>
            <text:p text:style-name="Text_20_body">Routing: TOS</text:p>
            <text:p text:style-name="P3">description</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
          </table:table-cell>
          <table:table-cell table:style-name="Table96.B2" office:value-type="string">
            <text:p text:style-name="P15"/>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87587476"/>.to_s<text:alphabetical-index-mark-end text:id="IMark87587476"/> [string]</text:h>
            <text:p text:style-name="Text_20_body">Routing: TOS</text:p>
            <text:p text:style-name="P3">description</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
          </table:table-cell>
          <table:table-cell table:style-name="Table97.B2" office:value-type="string">
            <text:p text:style-name="P15"/>
          </table:table-cell>
        </table:table-row>
      </table:table>
      <text:p text:style-name="Text_20_body"/>
      <text:p text:style-name="Text_20_body"/>
      <text:h text:style-name="Heading_20_2" text:outline-level="2"><text:alphabetical-index-mark-start text:id="IMark120621900"/>Commands<text:alphabetical-index-mark-end text:id="IMark120621900"/></text:h>
      <text:p text:style-name="Text_20_body"/>
      <table:table table:name="Table98" table:style-name="Table98">
        <table:table-column table:style-name="Table98.A"/>
        <table:table-column table:style-name="Table98.B"/>
        <table:table-row table:style-name="Table98.1">
          <table:table-cell table:style-name="Table98.A1" table:number-columns-spanned="2" office:value-type="string">
            <text:h text:style-name="Heading_20_3" text:outline-level="3">[a_class] <text:alphabetical-index-mark-start text:id="IMark87587476"/>)methods<text:alphabetical-index-mark-end text:id="IMark87587476"/> []</text:h>
            <text:p text:style-name="Text_20_body">Routing: TOS</text:p>
            <text:p text:style-name="P3">description</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
          </table:table-cell>
          <table:table-cell table:style-name="Table98.B2" office:value-type="string">
            <text:p text:style-name="P15"/>
          </table:table-cell>
        </table:table-row>
      </table:table>
      <text:p text:style-name="Text_20_body"/>
      <text:p text:style-name="Text_20_body"/>
      <text:p text:style-name="P3"/>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87587476"/>)stubs<text:alphabetical-index-mark-end text:id="IMark87587476"/> []</text:h>
            <text:p text:style-name="Text_20_body">Routing: TOS</text:p>
            <text:p text:style-name="P3">description</text:p>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
          </table:table-cell>
          <table:table-cell table:style-name="Table100.B2" office:value-type="string">
            <text:p text:style-name="P15"/>
          </table:table-cell>
        </table:table-row>
      </table:table>
      <text:p text:style-name="Text_20_body"/>
      <text:h text:style-name="Heading_20_2" text:outline-level="2"><text:soft-page-break/>See Also</text:h>
      <text:p text:style-name="Text_20_body">In Object see:</text:p>
      <text:p text:style-name="Code"><text:s text:c="3"/>.class <text:s text:c="3"/>.is_class?</text:p>
      <text:p text:style-name="Text_20_body"/>
      <text:h text:style-name="Heading_20_1" text:outline-level="1"><text:alphabetical-index-mark-start text:id="IMark120621900"/>Complex<text:alphabetical-index-mark-end text:id="IMark12062190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5" text:note-class="footnote"><text:note-citation>35</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6" text:note-class="footnote"><text:note-citation>36</text:note-citation><text:note-body><text:p text:style-name="Footnote">No spaces are permitted within the literal.</text:p></text:note-body></text:note></text:p>
          </table:table-cell>
          <table:table-cell table:style-name="Table5.B1" office:value-type="string">
            <text:p text:style-name="P12">Value<text:note text:id="ftn37" text:note-class="footnote"><text:note-citation>3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74711320"/>.cbrt<text:alphabetical-index-mark-end text:id="IMark17471132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87714748"/>.e**<text:alphabetical-index-mark-end text:id="IMark87714748"/>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74711320"/>.split<text:alphabetical-index-mark-end text:id="IMark17471132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87714748"/>.sqrt<text:alphabetical-index-mark-end text:id="IMark87714748"/>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87713260"/>Exception<text:alphabetical-index-mark-end text:id="IMark87713260"/></text:h>
      <text:p text:style-name="Text_20_body"/>
      <text:p text:style-name="Text_20_body">Inheritance: Exception <text:span text:style-name="T9">←</text:span> Object</text:p>
      <text:p text:style-name="Code"/>
      <text:p text:style-name="P38">No unique methods defined.</text:p>
      <text:p text:style-name="Code"/>
      <text:p text:style-name="Text_20_body">Ipsum lorem</text:p>
      <text:h text:style-name="Heading_20_2" text:outline-level="2"/>
      <text:h text:style-name="Heading_20_1" text:outline-level="1"><text:alphabetical-index-mark-start text:id="IMark87713260"/>FalseClass<text:alphabetical-index-mark-end text:id="IMark8771326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87714748"/>&amp;&amp;<text:alphabetical-index-mark-end text:id="IMark8771474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87714748"/>^^<text:alphabetical-index-mark-end text:id="IMark8771474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87714748"/>||<text:alphabetical-index-mark-end text:id="IMark8771474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87713260"/>Float<text:alphabetical-index-mark-end text:id="IMark8771326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8" text:note-class="footnote"><text:note-citation>38</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9" text:note-class="footnote"><text:note-citation>39</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0" text:note-class="footnote"><text:note-citation>40</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87714604"/>Hash<text:alphabetical-index-mark-end text:id="IMark8771460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87714604"/>InStream<text:alphabetical-index-mark-end text:id="IMark8771460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87714604"/>Integer<text:alphabetical-index-mark-end text:id="IMark8771460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1" text:note-class="footnote"><text:note-citation>41</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2" text:note-class="footnote"><text:note-citation>42</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3" text:note-class="footnote"><text:note-citation>43</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87714268"/><text:alphabetical-index-mark-start text:id="IMark87714796"/>MaxNumeric<text:alphabetical-index-mark-end text:id="IMark87714796"/><text:alphabetical-index-mark-end text:id="IMark8771426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87714268"/><text:alphabetical-index-mark-start text:id="IMark87714796"/>MinNumeric<text:alphabetical-index-mark-end text:id="IMark87714796"/><text:alphabetical-index-mark-end text:id="IMark8771426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87714268"/><text:alphabetical-index-mark-start text:id="IMark87714796"/><text:alphabetical-index-mark-start text:id="IMark87713884"/>NilClass<text:alphabetical-index-mark-end text:id="IMark87713884"/><text:alphabetical-index-mark-end text:id="IMark87714796"/><text:alphabetical-index-mark-end text:id="IMark87714268"/></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87714700"/>&amp;&amp;<text:alphabetical-index-mark-end text:id="IMark8771470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87714700"/>^^<text:alphabetical-index-mark-end text:id="IMark8771470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87714700"/>||<text:alphabetical-index-mark-end text:id="IMark8771470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87714268"/>Numeric<text:alphabetical-index-mark-end text:id="IMark8771426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87714268"/>Object<text:alphabetical-index-mark-end text:id="IMark87714268"/></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87714700"/>&amp;&amp;<text:alphabetical-index-mark-end text:id="IMark8771470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87714700"/>)methods<text:alphabetical-index-mark-end text:id="IMark8771470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87714700"/>.<text:alphabetical-index-mark-end text:id="IMark87714700"/>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87714700"/>.::<text:alphabetical-index-mark-end text:id="IMark8771470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6"/>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87714700"/>inst:<text:alphabetical-index-mark-end text:id="IMark8771470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87714700"/>local:<text:alphabetical-index-mark-end text:id="IMark8771470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87714700"/>super<text:alphabetical-index-mark-end text:id="IMark8771470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87714700"/>;<text:alphabetical-index-mark-end text:id="IMark8771470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87714700"/>.class<text:alphabetical-index-mark-end text:id="IMark87714700"/>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87714700"/>.clone<text:alphabetical-index-mark-end text:id="IMark8771470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87714700"/>.copy<text:alphabetical-index-mark-end text:id="IMark8771470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87714700"/>.init<text:alphabetical-index-mark-end text:id="IMark8771470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87714700"/>.is_class?<text:alphabetical-index-mark-end text:id="IMark8771470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87714700"/>.name<text:alphabetical-index-mark-end text:id="IMark8771470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87714700"/>.strlen<text:alphabetical-index-mark-end text:id="IMark8771470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87714700"/>.to_f<text:alphabetical-index-mark-end text:id="IMark8771470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87714700"/>.to_f!<text:alphabetical-index-mark-end text:id="IMark8771470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87714700"/>.to_i<text:alphabetical-index-mark-end text:id="IMark8771470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87714700"/>.to_i!<text:alphabetical-index-mark-end text:id="IMark8771470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87714700"/>.to_n<text:alphabetical-index-mark-end text:id="IMark8771470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87714700"/>.to_n!<text:alphabetical-index-mark-end text:id="IMark8771470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87714700"/>.to_r<text:alphabetical-index-mark-end text:id="IMark8771470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87714700"/>.to_r!<text:alphabetical-index-mark-end text:id="IMark8771470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87714700"/>.to_s<text:alphabetical-index-mark-end text:id="IMark8771470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87714700"/>.to_x<text:alphabetical-index-mark-end text:id="IMark8771470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87714700"/>.to_x!<text:alphabetical-index-mark-end text:id="IMark8771470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87714700"/>&lt;&gt;<text:alphabetical-index-mark-end text:id="IMark8771470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87714700"/>=<text:alphabetical-index-mark-end text:id="IMark8771470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87714700"/>^^<text:alphabetical-index-mark-end text:id="IMark8771470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87714700"/>distinct?<text:alphabetical-index-mark-end text:id="IMark8771470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87714700"/>identical?<text:alphabetical-index-mark-end text:id="IMark8771470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87714700"/>max<text:alphabetical-index-mark-end text:id="IMark8771470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87714700"/>min<text:alphabetical-index-mark-end text:id="IMark877147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87714700"/>nil&lt;&gt;<text:alphabetical-index-mark-end text:id="IMark8771470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87714700"/>nil=<text:alphabetical-index-mark-end text:id="IMark877147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87714700"/>not<text:alphabetical-index-mark-end text:id="IMark877147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87714700"/>||<text:alphabetical-index-mark-end text:id="IMark8771470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87714268"/>OutStream<text:alphabetical-index-mark-end text:id="IMark8771426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87714268"/>Procedure<text:alphabetical-index-mark-end text:id="IMark8771426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87714268"/>Queue<text:alphabetical-index-mark-end text:id="IMark8771426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87714268"/>Rational<text:alphabetical-index-mark-end text:id="IMark8771426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4" text:note-class="footnote"><text:note-citation>44</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5" text:note-class="footnote"><text:note-citation>45</text:note-citation><text:note-body><text:p text:style-name="Footnote">No spaces are permitted within the literal.</text:p></text:note-body></text:note></text:p>
          </table:table-cell>
          <table:table-cell table:style-name="Table6.B1" office:value-type="string">
            <text:p text:style-name="P12">Value<text:note text:id="ftn46" text:note-class="footnote"><text:note-citation>4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87713404"/>.split<text:alphabetical-index-mark-end text:id="IMark877134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4590592"/>Stack<text:alphabetical-index-mark-end text:id="IMark14459059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4590592"/>String<text:alphabetical-index-mark-end text:id="IMark14459059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4590592"/>Thread<text:alphabetical-index-mark-end text:id="IMark14459059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4590592"/><text:alphabetical-index-mark-start text:id="IMark87713932"/><text:alphabetical-index-mark-start text:id="IMark87713164"/>TrueClass<text:alphabetical-index-mark-end text:id="IMark87713164"/><text:alphabetical-index-mark-end text:id="IMark87713932"/><text:alphabetical-index-mark-end text:id="IMark14459059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5"/>
      <text:h text:style-name="Heading_20_1" text:outline-level="1"><text:alphabetical-index-mark-start text:id="IMark144590592"/>VirtualMachine<text:alphabetical-index-mark-end text:id="IMark144590592"/></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4590592"/>Commands<text:alphabetical-index-mark-end text:id="IMark14459059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7" text:note-class="footnote"><text:note-citation>47</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8">A</text:p>
          <text:p text:style-name="P47">again<text:tab/>24</text:p>
          <text:p text:style-name="P47">Array<text:tab/>40</text:p>
          <text:p text:style-name="P48">B</text:p>
          <text:p text:style-name="P47">begin<text:tab/>23</text:p>
          <text:p text:style-name="P48">C</text:p>
          <text:p text:style-name="P47">Class<text:tab/>51</text:p>
          <text:p text:style-name="P47">Classes<text:tab/>32</text:p>
          <text:p text:style-name="P47">Commands<text:tab/>54, 95</text:p>
          <text:p text:style-name="P47">Complex<text:tab/>56</text:p>
          <text:p text:style-name="P48">D</text:p>
          <text:p text:style-name="P47">Declarations<text:tab/>25</text:p>
          <text:p text:style-name="P47">Demo.rb<text:tab/>11</text:p>
          <text:p text:style-name="P47">distinct?<text:tab/>79</text:p>
          <text:p text:style-name="P47">do<text:tab/>22</text:p>
          <text:p text:style-name="P47">do_map_name<text:tab/>36</text:p>
          <text:p text:style-name="P47">drop<text:tab/>18</text:p>
          <text:p text:style-name="P47">Duck Typing<text:tab/>25</text:p>
          <text:p text:style-name="P47">dup<text:tab/>18</text:p>
          <text:p text:style-name="P48">E</text:p>
          <text:p text:style-name="P47">else<text:tab/>20</text:p>
          <text:p text:style-name="P47">Exception<text:tab/>58</text:p>
          <text:p text:style-name="P48">F</text:p>
          <text:p text:style-name="P47">FalseClass<text:tab/>59</text:p>
          <text:p text:style-name="P47">Float<text:tab/>61</text:p>
          <text:p text:style-name="P48">H</text:p>
          <text:p text:style-name="P47">Hash<text:tab/>62</text:p>
          <text:p text:style-name="P48">I</text:p>
          <text:p text:style-name="P47">i<text:tab/>22</text:p>
          <text:p text:style-name="P47">identical?<text:tab/>80</text:p>
          <text:p text:style-name="P47">if<text:tab/>20</text:p>
          <text:p text:style-name="P47">Inheritance<text:tab/>33</text:p>
          <text:p text:style-name="P47">inst:<text:tab/>73</text:p>
          <text:p text:style-name="P47">InStream<text:tab/>63</text:p>
          <text:p text:style-name="P47">Integer<text:tab/>64</text:p>
          <text:p text:style-name="P48">J</text:p>
          <text:p text:style-name="P47">j<text:tab/>22</text:p>
          <text:p text:style-name="P48">L</text:p>
          <text:p text:style-name="P47">Late Binding<text:tab/>33</text:p>
          <text:p text:style-name="P47">local:<text:tab/>73</text:p>
          <text:p text:style-name="P47">loop<text:tab/>22</text:p>
          <text:p text:style-name="P48">M</text:p>
          <text:p text:style-name="P47">max<text:tab/>80</text:p>
          <text:p text:style-name="P47">MaxNumeric<text:tab/>66</text:p>
          <text:p text:style-name="P47">Method Mapping<text:tab/>34</text:p>
          <text:p text:style-name="P47">Methods<text:tab/>33</text:p>
          <text:p text:style-name="P47">min<text:tab/>80</text:p>
          <text:p text:style-name="P47">MinNumeric<text:tab/>67</text:p>
          <text:p text:style-name="P47">Mutation<text:tab/>27</text:p>
          <text:p text:style-name="P48">N</text:p>
          <text:p text:style-name="P47">nil&lt;&gt;<text:tab/>81</text:p>
          <text:p text:style-name="P47">nil=<text:tab/>81</text:p>
          <text:p text:style-name="P47">NilClass<text:tab/>68</text:p>
          <text:p text:style-name="P47">nip<text:tab/>18</text:p>
          <text:p text:style-name="P47">not<text:tab/>81</text:p>
          <text:p text:style-name="P47">Numeric<text:tab/>69</text:p>
          <text:p text:style-name="P48">O</text:p>
          <text:p text:style-name="P47">Object<text:tab/>72</text:p>
          <text:p text:style-name="P47">OutStream<text:tab/>82</text:p>
          <text:p text:style-name="P47">over<text:tab/>18</text:p>
          <text:p text:style-name="P48">P</text:p>
          <text:p text:style-name="P47">pick<text:tab/>18</text:p>
          <text:p text:style-name="P47">Polymorphism<text:tab/>33</text:p>
          <text:p text:style-name="P47">Procedure<text:tab/>84</text:p>
          <text:p text:style-name="P48">Q</text:p>
          <text:p text:style-name="P47">Queue<text:tab/>85</text:p>
          <text:p text:style-name="P48">R</text:p>
          <text:p text:style-name="P47">Rake<text:tab/>11</text:p>
          <text:p text:style-name="P47">Rational<text:tab/>86</text:p>
          <text:p text:style-name="P47">Referencing<text:tab/>26</text:p>
          <text:p text:style-name="P47">repeat<text:tab/>24</text:p>
          <text:p text:style-name="P47">Routing<text:tab/>35</text:p>
          <text:p text:style-name="P48">S</text:p>
          <text:p text:style-name="P47">Scoping<text:tab/>25</text:p>
          <text:p text:style-name="P47">Stack<text:tab/>88</text:p>
          <text:p text:style-name="P47">String<text:tab/>89</text:p>
          <text:p text:style-name="P47">super<text:tab/>52, 73</text:p>
          <text:p text:style-name="P47">swap<text:tab/>19</text:p>
          <text:p text:style-name="P47">switch<text:tab/>20</text:p>
          <text:p text:style-name="P47">SymbolMap<text:tab/>34</text:p>
          <text:p text:style-name="P48">T</text:p>
          <text:p text:style-name="P47">Thanks<text:tab/>9</text:p>
          <text:p text:style-name="P47">then<text:tab/>20</text:p>
          <text:p text:style-name="P47">Thread<text:tab/>91</text:p>
          <text:p text:style-name="P47">TrueClass<text:tab/>92</text:p>
          <text:p text:style-name="P47">tuck<text:tab/>19</text:p>
          <text:p text:style-name="P47">Typing<text:tab/>25</text:p>
          <text:p text:style-name="P48">U</text:p>
          <text:p text:style-name="P47">until<text:tab/>24</text:p>
          <text:p text:style-name="P48">V</text:p>
          <text:p text:style-name="P47">val:<text:tab/>25, 52</text:p>
          <text:p text:style-name="P47">val@:<text:tab/>26, 52</text:p>
          <text:p text:style-name="P47">val#:<text:tab/>26</text:p>
          <text:p text:style-name="P47">val$:<text:tab/>26</text:p>
          <text:p text:style-name="P47">var:<text:tab/>25, 52</text:p>
          <text:p text:style-name="P47">var@:<text:tab/>26, 53</text:p>
          <text:p text:style-name="P47">var#:<text:tab/>26</text:p>
          <text:p text:style-name="P47">var$:<text:tab/>26</text:p>
          <text:p text:style-name="P47">VirtualMachine<text:tab/>93</text:p>
          <text:p text:style-name="P48">X</text:p>
          <text:p text:style-name="P47">x<text:tab/>41</text:p>
          <text:p text:style-name="P48">^</text:p>
          <text:p text:style-name="P47">^^<text:tab/>59, 68, 79</text:p>
          <text:p text:style-name="P48">-</text:p>
          <text:p text:style-name="P47">-i<text:tab/>22</text:p>
          <text:p text:style-name="P47">-j<text:tab/>22</text:p>
          <text:p text:style-name="P48">;</text:p>
          <text:p text:style-name="P47">;<text:tab/>53, 73</text:p>
          <text:p text:style-name="P48">:</text:p>
          <text:p text:style-name="P47">:<text:tab/>35</text:p>
          <text:p text:style-name="P48">!</text:p>
          <text:p text:style-name="P47">!<text:tab/>43</text:p>
          <text:p text:style-name="P48">.</text:p>
          <text:p text:style-name="P47">.<text:tab/>72</text:p>
          <text:p text:style-name="P47">.-left<text:tab/>44</text:p>
          <text:p text:style-name="P47">.-mid<text:tab/>45</text:p>
          <text:p text:style-name="P47">.-midlr<text:tab/>45</text:p>
          <text:p text:style-name="P47">.-right<text:tab/>45</text:p>
          <text:p text:style-name="P47">.:<text:tab/>35, 51</text:p>
          <text:p text:style-name="P47">.::<text:tab/>35, 73</text:p>
          <text:p text:style-name="P47">.[]!<text:tab/>45</text:p>
          <text:p text:style-name="P47">.[]@<text:tab/>46</text:p>
          <text:p text:style-name="P47">.+left<text:tab/>43</text:p>
          <text:p text:style-name="P47">.+mid<text:tab/>44</text:p>
          <text:p text:style-name="P47">.+midlr<text:tab/>44</text:p>
          <text:p text:style-name="P47">.+right<text:tab/>44</text:p>
          <text:p text:style-name="P47">.cbrt<text:tab/>57</text:p>
          <text:p text:style-name="P47">.class<text:tab/>73</text:p>
          <text:p text:style-name="P47">.clone<text:tab/>74</text:p>
          <text:p text:style-name="P47">.copy<text:tab/>74</text:p>
          <text:p text:style-name="P47">.e**<text:tab/>57</text:p>
          <text:p text:style-name="P47">.init<text:tab/>26, 74</text:p>
          <text:p text:style-name="P47">.is_class?<text:tab/>53, 74</text:p>
          <text:p text:style-name="P47">.left<text:tab/>46</text:p>
          <text:p text:style-name="P47">.length<text:tab/>46</text:p>
          <text:p text:style-name="P47">.max<text:tab/>47</text:p>
          <text:p text:style-name="P47">.mid<text:tab/>47</text:p>
          <text:p text:style-name="P47">.midlr<text:tab/>47</text:p>
          <text:p text:style-name="P47">.min<text:tab/>48</text:p>
          <text:p text:style-name="P47">.name<text:tab/>75</text:p>
          <text:p text:style-name="P47">.new<text:tab/>41, 53</text:p>
          <text:p text:style-name="P47">.new_size<text:tab/>42</text:p>
          <text:p text:style-name="P47">.new_value<text:tab/>42</text:p>
          <text:p text:style-name="P47">.new_values<text:tab/>42</text:p>
          <text:p text:style-name="P47">.new{<text:tab/>41</text:p>
          <text:p text:style-name="P47">.parent_class<text:tab/>53</text:p>
          <text:p text:style-name="P47">.pp<text:tab/>48</text:p>
          <text:p text:style-name="P47">.reverse<text:tab/>48</text:p>
          <text:p text:style-name="P47">.right<text:tab/>48</text:p>
          <text:p text:style-name="P47">.shuffle<text:tab/>49</text:p>
          <text:p text:style-name="P47">.sort<text:tab/>49</text:p>
          <text:p text:style-name="P47">.split<text:tab/>57, 86</text:p>
          <text:p text:style-name="P47">.sqrt<text:tab/>57</text:p>
          <text:p text:style-name="P47">.strlen<text:tab/>75</text:p>
          <text:p text:style-name="P47">.strmax<text:tab/>49</text:p>
          <text:p text:style-name="P47">.subclass<text:tab/>54</text:p>
          <text:p text:style-name="P47">.to_f<text:tab/>75</text:p>
          <text:p text:style-name="P47">.to_f!<text:tab/>76</text:p>
          <text:p text:style-name="P47">.to_i<text:tab/>76</text:p>
          <text:p text:style-name="P47"><text:soft-page-break/>.to_i!<text:tab/>76</text:p>
          <text:p text:style-name="P47">.to_n<text:tab/>76</text:p>
          <text:p text:style-name="P47">.to_n!<text:tab/>77</text:p>
          <text:p text:style-name="P47">.to_r<text:tab/>77</text:p>
          <text:p text:style-name="P47">.to_r!<text:tab/>78</text:p>
          <text:p text:style-name="P47">.to_s<text:tab/>54, 78</text:p>
          <text:p text:style-name="P47">.to_x<text:tab/>78</text:p>
          <text:p text:style-name="P47">.to_x!<text:tab/>79</text:p>
          <text:p text:style-name="P48">)</text:p>
          <text:p text:style-name="P47">)methods<text:tab/>54, 72</text:p>
          <text:p text:style-name="P47">)stubs<text:tab/>54</text:p>
          <text:p text:style-name="P48">}</text:p>
          <text:p text:style-name="P47">}<text:tab/>41</text:p>
          <text:p text:style-name="P48">@</text:p>
          <text:p text:style-name="P47">@<text:tab/>50</text:p>
          <text:p text:style-name="P48">&amp;</text:p>
          <text:p text:style-name="P47">&amp;&amp;<text:tab/>59, 68, 72</text:p>
          <text:p text:style-name="P48">+</text:p>
          <text:p text:style-name="P47">+<text:tab/>43</text:p>
          <text:p text:style-name="P47">+loop<text:tab/>22</text:p>
          <text:p text:style-name="P48">&lt;</text:p>
          <text:p text:style-name="P47">&lt;&lt;<text:tab/>50</text:p>
          <text:p text:style-name="P47">&lt;&gt;<text:tab/>79</text:p>
          <text:p text:style-name="P48">=</text:p>
          <text:p text:style-name="P47">=<text:tab/>79</text:p>
          <text:p text:style-name="P48">|</text:p>
          <text:p text:style-name="P47">||<text:tab/>59, 68, 81</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10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16H52M32S</meta:editing-duration>
    <meta:editing-cycles>1466</meta:editing-cycles>
    <meta:generator>OpenOffice/4.1.1$Win32 OpenOffice.org_project/411m6$Build-9775</meta:generator>
    <dc:date>2015-03-28T20:13:36.94</dc:date>
    <dc:creator>Peter Camilleri</dc:creator>
    <meta:printed-by>Peter Camilleri</meta:printed-by>
    <meta:print-date>2015-02-10T10:49:15.76</meta:print-date>
    <meta:document-statistic meta:table-count="100" meta:image-count="0" meta:object-count="0" meta:page-count="102" meta:paragraph-count="2701" meta:word-count="17090" meta:character-count="100186"/>
    <meta:template xlink:type="simple" xlink:actuate="onRequest" xlink:title="MyDefault" xlink:href="../../../../OpenOffice.org/3/user/template/MyDefault.ott" meta:date="2014-06-26T22:09:00.24"/>
  </office:meta>
</office:document-meta>
</file>